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Answer">
      <style:paragraph-properties fo:text-align="justify" style:justify-single-word="false"/>
    </style:style>
    <style:style style:name="T1" style:family="text">
      <style:text-properties fo:font-size="12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eltix Project FAQ</text:p>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ternet_20_link"/>
            <text:index-entry-text/>
            <text:index-entry-link-end/>
          </text:table-of-content-entry-template>
          <text:table-of-content-entry-template text:outline-level="2" text:style-name="Contents_20_2">
            <text:index-entry-chapter/>
            <text:index-entry-chapter/>
            <text:index-entry-text/>
            <text:index-entry-tab-stop style:type="right" style:leader-char="."/>
            <text:index-entry-chapter/>
            <text:index-entry-chapter/>
          </text:table-of-content-entry-template>
          <text:table-of-content-entry-template text:outline-level="3" text:style-name="Contents_20_3">
            <text:index-entry-chapter/>
            <text:index-entry-chapter/>
            <text:index-entry-text/>
            <text:index-entry-tab-stop style:type="right" style:leader-char="."/>
            <text:index-entry-chapter/>
            <text:index-entry-chapter/>
          </text:table-of-content-entry-template>
          <text:table-of-content-entry-template text:outline-level="4" text:style-name="Contents_20_4">
            <text:index-entry-chapter/>
            <text:index-entry-chapter/>
            <text:index-entry-text/>
            <text:index-entry-tab-stop style:type="right" style:leader-char="."/>
            <text:index-entry-chapter/>
            <text:index-entry-chapter/>
          </text:table-of-content-entry-template>
          <text:table-of-content-entry-template text:outline-level="5" text:style-name="Contents_20_5">
            <text:index-entry-chapter/>
            <text:index-entry-chapter/>
            <text:index-entry-text/>
            <text:index-entry-tab-stop style:type="right" style:leader-char="."/>
            <text:index-entry-chapter/>
            <text:index-entry-chapter/>
          </text:table-of-content-entry-template>
          <text:table-of-content-entry-template text:outline-level="6" text:style-name="Contents_20_6">
            <text:index-entry-chapter/>
            <text:index-entry-chapter/>
            <text:index-entry-text/>
            <text:index-entry-tab-stop style:type="right" style:leader-char="."/>
            <text:index-entry-chapter/>
            <text:index-entry-chapter/>
          </text:table-of-content-entry-template>
          <text:table-of-content-entry-template text:outline-level="7" text:style-name="Contents_20_7">
            <text:index-entry-chapter/>
            <text:index-entry-chapter/>
            <text:index-entry-text/>
            <text:index-entry-tab-stop style:type="right" style:leader-char="."/>
            <text:index-entry-chapter/>
            <text:index-entry-chapter/>
          </text:table-of-content-entry-template>
          <text:table-of-content-entry-template text:outline-level="8" text:style-name="Contents_20_8">
            <text:index-entry-chapter/>
            <text:index-entry-chapter/>
            <text:index-entry-text/>
            <text:index-entry-tab-stop style:type="right" style:leader-char="."/>
            <text:index-entry-chapter/>
            <text:index-entry-chapter/>
          </text:table-of-content-entry-template>
          <text:table-of-content-entry-template text:outline-level="9" text:style-name="Contents_20_9">
            <text:index-entry-chapter/>
            <text:index-entry-chapter/>
            <text:index-entry-text/>
            <text:index-entry-tab-stop style:type="right" style:leader-char="."/>
            <text:index-entry-chapter/>
            <text:index-entry-chapter/>
          </text:table-of-content-entry-template>
          <text:table-of-content-entry-template text:outline-level="10" text:style-name="Contents_20_10">
            <text:index-entry-chapter/>
            <text:index-entry-chapter/>
            <text:index-entry-text/>
            <text:index-entry-tab-stop style:type="right" style:leader-char="."/>
            <text:index-entry-chapter/>
            <text:index-entry-chapter/>
          </text:table-of-content-entry-template>
          <text:index-source-styles text:outline-level="1">
            <text:index-source-style text:style-name="Question"/>
            <text:index-source-style text:style-name="Qustion1"/>
          </text:index-source-styles>
        </text:table-of-content-source>
        <text:index-body>
          <text:index-title text:style-name="Sect2" text:name="Table of Contents1_Head">
            <text:p text:style-name="Contents_20_Heading">Table of Contents</text:p>
          </text:index-title>
          <text:p text:style-name="P1"><text:a xlink:type="simple" xlink:href="#1.When did the Celtix project begin?|outline" text:style-name="Internet_20_link" text:visited-style-name="Internet_20_link">When did the Celtix project begin?</text:a></text:p>
          <text:p text:style-name="P1"><text:a xlink:type="simple" xlink:href="#2.What is the road map for Cetlix?|outline" text:style-name="Internet_20_link" text:visited-style-name="Internet_20_link">What is the road map for Cetlix?</text:a></text:p>
          <text:p text:style-name="P1"><text:a xlink:type="simple" xlink:href="#3.How do I contribute to the Celtix project?|outline" text:style-name="Internet_20_link" text:visited-style-name="Internet_20_link">How do I contribute to the Celtix project?</text:a></text:p>
          <text:p text:style-name="P1"><text:a xlink:type="simple" xlink:href="#4.Are there any licensing restrictions that apply to using Celtix?|outline" text:style-name="Internet_20_link" text:visited-style-name="Internet_20_link">Are there any licensing restrictions that apply to using Celtix?</text:a></text:p>
          <text:p text:style-name="P1"><text:a xlink:type="simple" xlink:href="#5.What is a milestone release?|outline" text:style-name="Internet_20_link" text:visited-style-name="Internet_20_link">What is a milestone release?</text:a></text:p>
          <text:p text:style-name="P1"><text:a xlink:type="simple" xlink:href="#6.What connection is there between Celtix and IONA's Artix product?|outline" text:style-name="Internet_20_link" text:visited-style-name="Internet_20_link">What connection is there between Celtix and IONA's Artix product?</text:a></text:p>
        </text:index-body>
      </text:table-of-content>
      <text:h text:style-name="Question" text:outline-level="1">When did the Celtix project begin?</text:h>
      <text:p text:style-name="Answer">The Celtix project was formed in June 2005 and the first code was placed in the forge in July 2005. Since starting, the Celtix project has achieved five consecutive on-schedule milestone deliveries. In May of 2006, the Celtix project released its 1.0 build.</text:p>
      <text:h text:style-name="Question" text:outline-level="1">What is the road map for Cetlix?</text:h>
      <text:p text:style-name="P2">As with all open source project road maps, the road map for Celtix is dependent on the needs of the users and the willingness of contributors to work on those features. There is a list of proposed features on the mile stone page at <text:a xlink:type="simple" xlink:href="https://wiki.objectweb.org/celtix/Wiki.jsp?page=Milestones">https://wiki.objectweb.org/celtix/Wiki.jsp?page=Milestones</text:a>. We welcome user feedback on the developer mailing list.</text:p>
      <text:h text:style-name="Question" text:outline-level="1">How do I contribute to the Celtix project?</text:h>
      <text:p text:style-name="P2">Celtix is an open source project and accepts all contributions that are approved by the community. To find out more about contributing, visit the Celtix project's getting started page at <text:a xlink:type="simple" xlink:href="https://wiki.objectweb.org/celtix/Wiki.jsp?page=GettingStarted">https://wiki.objectweb.org/celtix/Wiki.jsp?page=GettingStarted</text:a>.</text:p>
      <text:h text:style-name="Question" text:outline-level="1">Are there any licensing restrictions that apply to using Celtix?</text:h>
      <text:p text:style-name="Answer">Celtix is licensed under both the LPGL and the EPL. The packages for distribution under each license is available from the download page. For more information, see the <text:a xlink:type="simple" xlink:href="http://celtix.objectweb.org/docs/faq/license.html">License FAQ</text:a>.</text:p>
      <text:h text:style-name="Question" text:outline-level="1">What is a milestone release?</text:h>
      <text:p text:style-name="Answer">A milestone release is an interim release of Celtix that occurs at regular intervals (currently, every six weeks). Each milestone release contains new features and functionality (sometimes, partly implemented), but there is no guarantee that testing is complete. In general, milestone releases should be regarded as unstable and are not suitable for deployment.</text:p>
      <text:p text:style-name="P2">This contrasts with regular releases of Celtix, where every effort is made to ensure that the product is stable and testing is complete.</text:p>
      <text:h text:style-name="Question" text:outline-level="1">What connection is there between Celtix and IONA's Artix product?</text:h>
      <text:p text:style-name="Answer">Celtix is an open source ESB project that is sponsored by IONA Technologies. It is based on the latest Java Web services specifications such as JAX-WS 2.0, SCA, and JBI. It provides a quick way to start building SOAs.</text:p>
      <text:p text:style-name="Answer">Artix is IONA Technologies' commercially available ESB product. Unlike Celtix, Artix is built around a C++ core.</text:p>
      <text:p text:style-name="P2">The two ESBs are built on completely separate code bases and have different underlying architectures. <text:span text:style-name="T1">However, IONA does perform extensive interoperability testing between the two produ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DIN-Regular" svg:font-family="DIN-Regular"/>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196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DIN-Regular"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Question" style:class="chapter">
      <style:paragraph-properties fo:text-align="start" style:justify-single-word="false" fo:background-color="transparent" fo:padding="0in" fo:border-left="none" fo:border-right="none" fo:border-top="none" fo:border-bottom="0.0346in solid #9999cc" style:shadow="none">
        <style:tab-stops/>
        <style:background-image/>
      </style:paragraph-properties>
      <style:text-properties fo:color="#cc6633" fo:font-size="18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estion" style:family="paragraph" style:parent-style-name="Heading" style:next-style-name="Answer" style:class="text" style:default-outline-level="1">
      <style:paragraph-properties fo:margin-top="0.2in" fo:margin-bottom="0.05in" fo:background-color="transparent" fo:padding="0in" fo:border-left="none" fo:border-right="none" fo:border-top="none" fo:border-bottom="0.0071in solid #ccccff" style:shadow="none">
        <style:tab-stops/>
        <style:background-image/>
      </style:paragraph-properties>
      <style:text-properties fo:color="#cc6633" fo:font-size="14pt"/>
    </style:style>
    <style:style style:name="Answer" style:family="paragraph" style:parent-style-name="Text_20_body" style:class="text">
      <style:paragraph-properties fo:margin-top="0.0098in" fo:margin-bottom="0.0598in" fo:text-align="justify" style:justify-single-word="false" fo:keep-together="always" fo:background-color="transparent">
        <style:background-image/>
      </style:paragraph-properties>
      <style:text-properties fo:font-size="12pt"/>
    </style:style>
    <style:style style:name="C_5f_Code" style:display-name="C_Code" style:family="paragraph" style:parent-style-name="Answer" style:class="text">
      <style:paragraph-properties fo:margin-left="0.25in" fo:margin-right="0.25in" fo:margin-top="0in" fo:margin-bottom="0in" fo:text-indent="0in" style:auto-text-indent="false" fo:background-color="#e6e6e6" fo:padding="0.0402in" fo:border="0.0008in solid #000000" style:shadow="none">
        <style:background-image/>
      </style:paragraph-properties>
      <style:text-properties fo:color="#800000" style:font-name="Courier New" fo:font-size="11pt"/>
    </style:style>
    <style:style style:name="LNI_5f_ListNumberIndent" style:display-name="LNI_ListNumberIndent" style:family="paragraph" style:parent-style-name="Numbering_20_2">
      <style:paragraph-properties text:number-lines="true" text:line-number="0"/>
    </style:style>
    <style:style style:name="LNF_5f_ListNumberFirst" style:display-name="LNF_ListNumberFirst" style:family="paragraph" style:parent-style-name="Numbering_20_1" style:next-style-name="LN_5f_ListNumber" style:list-style-name="Numbering_20_1">
      <style:paragraph-properties text:number-lines="true" text:line-number="1"/>
      <style:text-properties style:font-name="Arial2"/>
    </style:style>
    <style:style style:name="LN_5f_ListNumber" style:display-name="LN_ListNumber" style:family="paragraph" style:parent-style-name="Text_20_body" style:list-style-name="Numbering_20_1"/>
    <style:style style:name="LNIF_5f_ListNumberIndentFirst" style:display-name="LNIF_ListNumberIndentFirst" style:family="paragraph" style:parent-style-name="Numbering_20_2" style:next-style-name="LNI_5f_ListNumberIndent" style:list-style-name="Numbering_20_2">
      <style:paragraph-properties text:number-lines="true" text:line-number="1"/>
      <style:text-properties style:font-name="Arial2"/>
    </style:style>
    <style:style style:name="LC_5f_ListContinue" style:display-name="LC_ListContinue" style:family="paragraph" style:parent-style-name="Text_20_body_20_indent">
      <style:paragraph-properties fo:margin-left="0.2in" fo:margin-right="0in" fo:text-indent="0in" style:auto-text-indent="false"/>
    </style:style>
    <style:style style:name="LCI_5f_ListContinueIndent" style:display-name="LCI_ListContinueIndent" style:family="paragraph" style:parent-style-name="LC_5f_ListContinue">
      <style:paragraph-properties fo:margin-left="0.45in" fo:margin-right="0in" fo:text-indent="0in" style:auto-text-indent="false" text:number-lines="false" text:line-number="0"/>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1">
      <style:text-properties style:font-name="Arial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Code_20_in_20_Text" style:display-name="Code in Text" style:family="text">
      <style:text-properties fo:color="#800000" style:font-name="Courier New" fo:font-size="11pt"/>
    </style:style>
    <style:style style:name="Code_20_Emphasis" style:display-name="Code Emphasis" style:family="text" style:parent-style-name="Code_20_in_20_Text">
      <style:text-properties fo:color="#800000" style:font-name="Courier New" fo:font-size="11pt" fo:font-style="italic"/>
    </style:style>
    <style:style style:name="UserInput" style:family="text">
      <style:text-properties fo:font-size="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a">
        <style:list-level-properties text:min-label-width="0.1965in"/>
      </text:list-level-style-number>
      <text:list-level-style-number text:level="2" style:num-suffix=")" style:num-format="a" text:start-value="2">
        <style:list-level-properties text:space-before="0.1965in" text:min-label-width="0.1965in"/>
      </text:list-level-style-number>
      <text:list-level-style-number text:level="3" style:num-suffix=")" style:num-format="a" text:start-value="3">
        <style:list-level-properties text:space-before="0.3929in" text:min-label-width="0.3937in"/>
      </text:list-level-style-number>
      <text:list-level-style-number text:level="4" style:num-suffix=")" style:num-format="a" text:start-value="4">
        <style:list-level-properties text:space-before="0.7866in" text:min-label-width="0.4925in"/>
      </text:list-level-style-number>
      <text:list-level-style-number text:level="5" style:num-suffix=")" style:num-format="a" text:start-value="5">
        <style:list-level-properties text:space-before="1.2791in" text:min-label-width="0.5902in"/>
      </text:list-level-style-number>
      <text:list-level-style-number text:level="6" style:num-suffix=")" style:num-format="a" text:start-value="6">
        <style:list-level-properties text:space-before="1.8693in" text:min-label-width="0.7091in"/>
      </text:list-level-style-number>
      <text:list-level-style-number text:level="7" style:num-suffix=")" style:num-format="a" text:start-value="7">
        <style:list-level-properties text:space-before="2.5783in" text:min-label-width="0.9055in"/>
      </text:list-level-style-number>
      <text:list-level-style-number text:level="8" style:num-suffix=")" style:num-format="a" text:start-value="8">
        <style:list-level-properties text:space-before="3.4839in" text:min-label-width="1.0236in"/>
      </text:list-level-style-number>
      <text:list-level-style-number text:level="9" style:num-suffix=")" style:num-format="a" text:start-value="9">
        <style:list-level-properties text:space-before="4.5075in" text:min-label-width="1.1028in"/>
      </text:list-level-style-number>
      <text:list-level-style-number text:level="10" style:num-suffix=")" style:num-format="a"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8T11:27:13</meta:creation-date>
    <dc:creator>Eric Johnson</dc:creator>
    <dc:date>2006-05-08T11:39:18</dc:date>
    <dc:language>en-US</dc:language>
    <meta:editing-cycles>17</meta:editing-cycles>
    <meta:editing-duration>PT11M29S</meta:editing-duration>
    <meta:user-defined meta:name="Info 1"/>
    <meta:user-defined meta:name="Info 2"/>
    <meta:user-defined meta:name="Info 3"/>
    <meta:user-defined meta:name="Info 4"/>
    <meta:document-statistic meta:table-count="0" meta:image-count="0" meta:object-count="0" meta:page-count="2" meta:paragraph-count="23" meta:word-count="426" meta:character-count="2614"/>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